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>
      <style:paragraph-properties fo:text-align="center" style:justify-single-word="false"/>
      <style:text-properties officeooo:paragraph-rsid="00175271"/>
    </style:style>
    <style:style style:name="T1" style:family="text">
      <style:text-properties officeooo:rsid="00175271"/>
    </style:style>
    <style:style style:name="T2" style:family="text">
      <style:text-properties style:text-underline-style="solid" style:text-underline-width="auto" style:text-underline-color="font-color" officeooo:rsid="0017527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2">React Native Quick Reference</text:span></text:span></text:p>
      <text:p text:style-name="Text_20_body"><text:span text:style-name="Strong_20_Emphasis"/></text:p>
      <text:p text:style-name="Text_20_body"><text:span text:style-name="Strong_20_Emphasis">Components:</text:span></text:p>
      <text:list text:style-name="L1">
        <text:list-item>
          <text:p text:style-name="P2">Core building blocks for constructing user interfaces in React Native.</text:p>
        </text:list-item>
        <text:list-item>
          <text:p text:style-name="P2">Encapsulate UI and logic into reusable pieces, similar to React components.</text:p>
        </text:list-item>
        <text:list-item>
          <text:p text:style-name="P1">Include basic components (e.g., <text:span text:style-name="Source_20_Text">View</text:span>, <text:span text:style-name="Source_20_Text">Text</text:span>, <text:span text:style-name="Source_20_Text">Image</text:span>) and platform-specific components (e.g., <text:span text:style-name="Source_20_Text">StatusBar</text:span>, <text:span text:style-name="Source_20_Text">DrawerLayoutAndroid</text:span>).</text:p>
        </text:list-item>
      </text:list>
      <text:p text:style-name="Text_20_body"><text:span text:style-name="Strong_20_Emphasis">JSX (JavaScript XML):</text:span></text:p>
      <text:list text:style-name="L2">
        <text:list-item>
          <text:p text:style-name="P4">Syntax extension for JavaScript, used with React Native to describe UI components.</text:p>
        </text:list-item>
        <text:list-item>
          <text:p text:style-name="P3">Allows mixing HTML-like syntax within JavaScript code, similar to React.</text:p>
        </text:list-item>
      </text:list>
      <text:p text:style-name="Text_20_body"><text:span text:style-name="Strong_20_Emphasis">Props (Properties):</text:span></text:p>
      <text:list text:style-name="L3">
        <text:list-item>
          <text:p text:style-name="P6">Data passed from parent to child components.</text:p>
        </text:list-item>
        <text:list-item>
          <text:p text:style-name="P6">Immutable and read-only within the child component.</text:p>
        </text:list-item>
        <text:list-item>
          <text:p text:style-name="P5">Used to customize component behavior and appearance.</text:p>
        </text:list-item>
      </text:list>
      <text:p text:style-name="Text_20_body"><text:span text:style-name="Strong_20_Emphasis">State:</text:span></text:p>
      <text:list text:style-name="L4">
        <text:list-item>
          <text:p text:style-name="P8">Represents the local state of a component.</text:p>
        </text:list-item>
        <text:list-item>
          <text:p text:style-name="P8">Mutable and managed within the component itself.</text:p>
        </text:list-item>
        <text:list-item>
          <text:p text:style-name="P7">Used for dynamic data that changes over time, similar to React.</text:p>
        </text:list-item>
      </text:list>
      <text:p text:style-name="Text_20_body"><text:span text:style-name="Strong_20_Emphasis">Styling:</text:span></text:p>
      <text:list text:style-name="L5">
        <text:list-item>
          <text:p text:style-name="P10">Styling React Native components using JavaScript.</text:p>
        </text:list-item>
        <text:list-item>
          <text:p text:style-name="P10">Flexbox layout system for arranging components in a flexible way.</text:p>
        </text:list-item>
        <text:list-item>
          <text:p text:style-name="P9">Style properties like <text:span text:style-name="Source_20_Text">backgroundColor</text:span>, <text:span text:style-name="Source_20_Text">flex</text:span>, <text:span text:style-name="Source_20_Text">margin</text:span>, <text:span text:style-name="Source_20_Text">padding</text:span>, etc.</text:p>
        </text:list-item>
      </text:list>
      <text:p text:style-name="Text_20_body"><text:span text:style-name="Strong_20_Emphasis">Navigation:</text:span></text:p>
      <text:list text:style-name="L6">
        <text:list-item>
          <text:p text:style-name="P12">Managing navigation between screens in a React Native app.</text:p>
        </text:list-item>
        <text:list-item>
          <text:p text:style-name="P11">Libraries like React Navigation provide navigation solutions, including stack, tab, drawer navigators, and more.</text:p>
        </text:list-item>
      </text:list>
      <text:p text:style-name="Text_20_body"><text:span text:style-name="Strong_20_Emphasis">Networking:</text:span></text:p>
      <text:list text:style-name="L7">
        <text:list-item>
          <text:p text:style-name="P14">Performing network requests in React Native apps.</text:p>
        </text:list-item>
        <text:list-item>
          <text:p text:style-name="P14"><text:span text:style-name="Source_20_Text">fetch</text:span> API for making HTTP requests.</text:p>
        </text:list-item>
        <text:list-item>
          <text:p text:style-name="P13">Libraries like Axios and Fetch API are commonly used for network requests.</text:p>
        </text:list-item>
      </text:list>
      <text:p text:style-name="Text_20_body"><text:span text:style-name="Strong_20_Emphasis">Animations:</text:span></text:p>
      <text:list text:style-name="L8">
        <text:list-item>
          <text:p text:style-name="P16">Creating animations in React Native apps.</text:p>
        </text:list-item>
        <text:list-item>
          <text:p text:style-name="P16">Animated API for animating components and properties.</text:p>
        </text:list-item>
        <text:list-item>
          <text:p text:style-name="P15">LayoutAnimation API for animating layout changes.</text:p>
        </text:list-item>
      </text:list>
      <text:p text:style-name="Text_20_body"><text:soft-page-break/><text:span text:style-name="Strong_20_Emphasis">Storage:</text:span></text:p>
      <text:list text:style-name="L9">
        <text:list-item>
          <text:p text:style-name="P18">Persisting data in React Native apps.</text:p>
        </text:list-item>
        <text:list-item>
          <text:p text:style-name="P18">AsyncStorage API for simple key-value storage.</text:p>
        </text:list-item>
        <text:list-item>
          <text:p text:style-name="P17">Libraries like Redux Persist for more advanced data persistence.</text:p>
        </text:list-item>
      </text:list>
      <text:p text:style-name="Text_20_body"><text:span text:style-name="Strong_20_Emphasis">Native Modules:</text:span></text:p>
      <text:list text:style-name="L10">
        <text:list-item>
          <text:p text:style-name="P20">Integrating native code (Objective-C, Swift, Java) into React Native apps.</text:p>
        </text:list-item>
        <text:list-item>
          <text:p text:style-name="P20">NativeModules API for communicating between JavaScript and native code.</text:p>
        </text:list-item>
        <text:list-item>
          <text:p text:style-name="P19">Used for accessing platform-specific functionality not available in JavaScript.</text:p>
        </text:list-item>
      </text:list>
      <text:p text:style-name="Text_20_body"><text:span text:style-name="Strong_20_Emphasis">Push Notifications:</text:span></text:p>
      <text:list text:style-name="L11">
        <text:list-item>
          <text:p text:style-name="P22">Sending and receiving push notifications in React Native apps.</text:p>
        </text:list-item>
        <text:list-item>
          <text:p text:style-name="P21">Libraries like Firebase Cloud Messaging (FCM) and Push Notification API for handling push notifications.</text:p>
        </text:list-item>
      </text:list>
      <text:p text:style-name="Text_20_body"><text:span text:style-name="Strong_20_Emphasis">Localization:</text:span></text:p>
      <text:list text:style-name="L12">
        <text:list-item>
          <text:p text:style-name="P24">Supporting multiple languages and locales in React Native apps.</text:p>
        </text:list-item>
        <text:list-item>
          <text:p text:style-name="P23">Libraries like react-native-localization for managing localized strings and resources.</text:p>
        </text:list-item>
      </text:list>
      <text:p text:style-name="Text_20_body"><text:span text:style-name="Strong_20_Emphasis">Permissions:</text:span></text:p>
      <text:list text:style-name="L13">
        <text:list-item>
          <text:p text:style-name="P26">Requesting permissions for accessing device features in React Native apps.</text:p>
        </text:list-item>
        <text:list-item>
          <text:p text:style-name="P25">Permissions API for checking and requesting permissions, such as camera, location, contacts, etc.</text:p>
        </text:list-item>
      </text:list>
      <text:p text:style-name="Text_20_body"><text:span text:style-name="Strong_20_Emphasis">Debugging:</text:span></text:p>
      <text:list text:style-name="L14">
        <text:list-item>
          <text:p text:style-name="P28">Debugging React Native apps using tools like React Native Debugger, Chrome Developer Tools, Flipper, etc.</text:p>
        </text:list-item>
        <text:list-item>
          <text:p text:style-name="P27">Console logging and debugging tools provided by React Native.</text:p>
        </text:list-item>
      </text:list>
      <text:p text:style-name="Text_20_body"><text:span text:style-name="Strong_20_Emphasis">Testing:</text:span></text:p>
      <text:list text:style-name="L15">
        <text:list-item>
          <text:p text:style-name="P29">Tools and techniques for testing React Native components and apps, including unit testing, integration testing, and end-to-end testing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8:12:04.525545032</meta:creation-date>
    <dc:date>2024-04-07T12:21:56.162462412</dc:date>
    <meta:editing-duration>PT5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2" meta:paragraph-count="53" meta:word-count="409" meta:character-count="2779" meta:non-whitespace-character-count="2460"/>
  </office:meta>
</office:document-meta>
</file>